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Task.setCcList( String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Task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SSL( boolean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BccList( String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Task.setIgnoreInvalidRecipient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add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addReplyTo( E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creat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ailTask.addFrom( EmailAddress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Task.setReplyTo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addCc( E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addBcc( E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Mail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Files( String fil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ailTask.setMessage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ailTask.addTo( E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Message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ailTask.setEncoding( Encod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create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Task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ToList( String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Task.setFrom(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Task.logBuildException( String reason , Build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Task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Subject(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Includefilenames( boolean includeFi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execute(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EmailTask.setMessageMime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EnableStartTL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add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ailTask.setMail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getInclude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Task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